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0587D965F171431F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2f2f2" draw:textarea-horizontal-align="justify" draw:textarea-vertical-align="middle" draw:auto-grow-height="false" fo:min-height="8.324cm" fo:min-width="8.574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465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60pt" style:font-size-asian="60pt" style:font-size-complex="60pt"/>
    </style:style>
    <style:style style:name="P4" style:family="paragraph">
      <loext:graphic-properties draw:fill="none" draw:fill-color="#ffffff"/>
      <style:text-properties fo:color="#182f7c" style:font-name="Arial" fo:font-size="60pt" fo:background-color="transparent" style:font-size-asian="60pt" style:font-size-complex="60pt"/>
    </style:style>
    <style:style style:name="P5" style:family="paragraph">
      <loext:graphic-properties draw:fill-color="#ffffff"/>
    </style:style>
    <style:style style:name="T1" style:family="text">
      <style:text-properties style:font-name="Calibri" fo:font-size="60pt" style:font-size-asian="60pt" style:font-size-complex="60pt"/>
    </style:style>
    <style:style style:name="T2" style:family="text">
      <style:text-properties fo:color="#21409a" style:font-name="Calibri" fo:font-size="60pt" fo:background-color="transparen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0cm" svg:height="9.5cm" svg:x="0.501cm" svg:y="0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6.7cm" svg:height="4.437cm" svg:x="2.151cm" svg:y="1.864cm">
            <draw:image xlink:href="Pictures/100002010000018A0000010587D965F171431F48.png" xlink:type="simple" xlink:show="embed" xlink:actuate="onLoad">
              <text:p/>
            </draw:image>
          </draw:frame>
          <draw:frame draw:style-name="gr3" draw:text-style-name="P3" draw:layer="layout" svg:width="4.387cm" svg:height="2.715cm" svg:x="4.908cm" svg:y="6.68cm">
            <draw:text-box>
              <text:p><text:span text:style-name="T1">Lab</text:span></text:p>
            </draw:text-box>
          </draw:frame>
          <draw:frame draw:style-name="gr3" draw:text-style-name="P4" draw:layer="layout" svg:width="3.793cm" svg:height="2.715cm" svg:x="1.708cm" svg:y="6.68cm">
            <draw:text-box>
              <text:p><text:span text:style-name="T2">GD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9cm" fo:margin-bottom="0cm" fo:text-indent="0cm"/>
      <style:text-properties fo:font-size="19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9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9cm" fo:margin-bottom="0cm" fo:text-indent="0cm"/>
      <style:text-properties fo:font-size="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9.9cm" svg:height="1.836cm" svg:x="0.55cm" svg:y="0.438cm" presentation:class="title" presentation:placeholder="true">
        <draw:text-box/>
      </draw:frame>
      <draw:frame presentation:style-name="Standard-outline1" draw:layer="backgroundobjects" svg:width="9.9cm" svg:height="6.379cm" svg:x="0.55cm" svg:y="2.573cm" presentation:class="outline" presentation:placeholder="true">
        <draw:text-box/>
      </draw:frame>
      <draw:frame presentation:style-name="Mpr1" draw:text-style-name="MP2" draw:layer="backgroundobjects" svg:width="2.563cm" svg:height="0.758cm" svg:x="0.55cm" svg:y="10.0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487cm" svg:height="0.758cm" svg:x="3.762cm" svg:y="10.0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563cm" svg:height="0.758cm" svg:x="7.887cm" svg:y="10.02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16:42:25.617721230</meta:creation-date>
    <dc:date>2020-05-05T16:44:56.931941190</dc:date>
    <meta:editing-duration>PT2M36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